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d1d7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00080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6" table:default-cell-style-name="ce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E-com RACI chart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Activity / Milestone</text:p>
          </table:table-cell>
          <table:table-cell table:style-name="ce3" office:value-type="string" calcext:value-type="string">
            <text:p>Project Manager</text:p>
          </table:table-cell>
          <table:table-cell table:style-name="ce3" office:value-type="string" calcext:value-type="string">
            <text:p>Business Analyst</text:p>
          </table:table-cell>
          <table:table-cell table:style-name="ce3" office:value-type="string" calcext:value-type="string">
            <text:p>System Designer</text:p>
          </table:table-cell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Quality Assurance</text:p>
          </table:table-cell>
          <table:table-cell table:style-name="ce3" office:value-type="string" calcext:value-type="string">
            <text:p>System Administrator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Requirement Analys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quirements Approved (Mileston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ystem &amp; Database Design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Design Approved (Mileston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Home Page Development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=Responsible A = Accountable <text:s text:c="6"/> C = Consulted I = Informe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duct Catalog Module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hopping Cart &amp; Checkout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ser Account &amp; Order Management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ayment Gateway Integration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re Development Completed (Milestone)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sting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Testing Completed (Milestone)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ployment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Website Live (Milestone)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 style:data-style-name="N2" text:time-value="22:31:26.9986277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0:45:23.945390863</meta:creation-date>
    <dc:date>2026-03-29T22:34:32.444269440</dc:date>
    <meta:editing-duration>PT12M44S</meta:editing-duration>
    <meta:editing-cycles>2</meta:editing-cycles>
    <meta:generator>LibreOffice/25.8.6.2$Linux_X86_64 LibreOffice_project/a46b460d1686bb49c718d2ef5f88b83ff2dc4981</meta:generator>
    <meta:document-statistic meta:table-count="1" meta:cell-count="107" meta:object-count="0"/>
  </office:meta>
</office:document-meta>
</file>